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cdc84" officeooo:paragraph-rsid="000cdc84"/>
    </style:style>
    <style:style style:name="P2" style:family="paragraph" style:parent-style-name="Heading_20_1">
      <style:paragraph-properties fo:break-before="page"/>
    </style:style>
    <style:style style:name="P3" style:family="paragraph" style:parent-style-name="Standard">
      <style:text-properties officeooo:rsid="000fe6d9" officeooo:paragraph-rsid="000fe6d9"/>
    </style:style>
    <style:style style:name="P4" style:family="paragraph" style:parent-style-name="Standard">
      <style:text-properties officeooo:rsid="00116ebf" officeooo:paragraph-rsid="00116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nt families</text:h>
      <text:p text:style-name="Standard"/>
      <text:p text:style-name="Standard">Based on that additional context for your chat app, here are my updated recommendations:</text:p>
      <text:p text:style-name="Standard"/>
      <text:p text:style-name="Standard">Font family: Inter</text:p>
      <text:p text:style-name="Standard"/>
      <text:p text:style-name="Standard">Inter is a clean, modern sans serif font designed to be highly readable on screens at both small and large sizes. Some reasons it would work well for your chat app purposes:</text:p>
      <text:p text:style-name="Standard"/>
      <text:p text:style-name="Standard">• Google designed Inter specifically for readability and consistency across multiple devices and media. It performs well even at small sizes for mobile.</text:p>
      <text:p text:style-name="Standard"/>
      <text:p text:style-name="Standard">• The rounded yet geometric letterforms provide a balance of clarity, simplicity and visual harmony with other fonts.</text:p>
      <text:p text:style-name="Standard"/>
      <text:p text:style-name="Standard">• Inter has a full font family with 9 weights and multiple styles, giving you options for text emphasizing and styling.</text:p>
      <text:p text:style-name="Standard"/>
      <text:p text:style-name="Standard">• It has an overall neutral and inoffensive aesthetic that will work well for a customer support/business chat context. The design is straightforward and professional. </text:p>
      <text:p text:style-name="Standard"/>
      <text:p text:style-name="Standard">• Inter is open source and free for any use, including commercial products. You don't need a license. <text:s text:c="2"/></text:p>
      <text:p text:style-name="Standard"/>
      <text:p text:style-name="Standard">Font family: Libre Baskerville (or other serif)</text:p>
      <text:p text:style-name="Standard"/>
      <text:p text:style-name="Standard">A serif font would still be good for longer bodies of customer support text from service providers. Libre Baskerville or another clear, classic serif would complement Inter well.</text:p>
      <text:p text:style-name="Standard"/>
      <text:p text:style-name="Standard">Font family: Fira Code (or other monospace)</text:p>
      <text:p text:style-name="Standard"/>
      <text:p text:style-name="Standard">For formatting code or special characters, a monospace font like Fira Code would match Inter's simplicity and clarity while offering the fixed-width formatting needed.</text:p>
      <text:p text:style-name="Standard"/>
      <text:p text:style-name="Standard">In summary, a font combination like:</text:p>
      <text:p text:style-name="Standard"/>
      <text:p text:style-name="Standard">• Inter (primary sans serif for most text)</text:p>
      <text:p text:style-name="Standard"/>
      <text:p text:style-name="Standard">• Libre Baskerville or other serif (for longer support messages) <text:s text:c="2"/></text:p>
      <text:p text:style-name="Standard"/>
      <text:p text:style-name="Standard">• Fira Code or other monospace (for code blocks)</text:p>
      <text:p text:style-name="Standard"/>
      <text:p text:style-name="Standard">Would provide a balanced yet professional and readable typographic system for your particular chat app needs - facilitating customer support text, business messaging and user discussions.</text:p>
      <text:p text:style-name="Standard"/>
      <text:p text:style-name="Standard">Please let me know if you have any other questions! I'm happy to provide more details or recommendations.</text:p>
      <text:h text:style-name="P2" text:outline-level="1">Copywriting</text:h>
      <text:p text:style-name="P3"/>
      <text:p text:style-name="P3">Here is sample app copy for a chat app called "Tell Me":</text:p>
      <text:p text:style-name="P3"/>
      <text:p text:style-name="P3">Just tell us. We'll handle the rest. <text:s/></text:p>
      <text:p text:style-name="P3"/>
      <text:p text:style-name="P3">With "Tell Me," getting support has never been simpler. <text:s/></text:p>
      <text:p text:style-name="P3"/>
      <text:p text:style-name="P3">No forms to fill out. No phone trees to navigate. No long hold times. <text:s text:c="2"/></text:p>
      <text:p text:style-name="P3"/>
      <text:p text:style-name="P3">Just open the app, start chatting and tell us what's happening in your own words. Our team of helpful representatives will take it from there. </text:p>
      <text:p text:style-name="P3"/>
      <text:p text:style-name="P3">Our mission is straightforward: make your life easier through clear communication, fast responses and simple solutions. <text:s/></text:p>
      <text:p text:style-name="P3"/>
      <text:p text:style-name="P3">So whether you need account assistance, billing help, product advice or a technology expert - simply start a chat and one of our friendly representatives will be ready to listen. <text:s/></text:p>
      <text:p text:style-name="P3"/>
      <text:p text:style-name="P3">You tell us what's going on. We'll handle finding a solution that works for you. <text:s text:c="5"/></text:p>
      <text:p text:style-name="P3"/>
      <text:p text:style-name="P3">So go ahead, pull up the app and just tell us. Our team is standing by to help make things right. <text:s text:c="5"/></text:p>
      <text:p text:style-name="P3"/>
      <text:p text:style-name="P3">Start a chat now and we'll solve your issue together.</text:p>
      <text:p text:style-name="P3"/>
      <text:p text:style-name="P3">[CHAT NOW BUTTON]</text:p>
      <text:p text:style-name="P3"/>
      <text:p text:style-name="P3">How does this sample copy work for your "Tell Me" chat app? I aimed to:</text:p>
      <text:p text:style-name="P3"/>
      <text:p text:style-name="P3">- Highlight the app's simplicity and ease of use <text:s text:c="3"/></text:p>
      <text:p text:style-name="P3">- Emphasize clear and straightforward communication</text:p>
      <text:p text:style-name="P3">- Focus on speed, personalization and helpfulness <text:s text:c="3"/></text:p>
      <text:p text:style-name="P3">- Capture the mission of making customers' lives easier <text:s/></text:p>
      <text:p text:style-name="P3">- Invite users to just "tell us" their issue in their own words</text:p>
      <text:p text:style-name="P3"/>
      <text:p text:style-name="P3">Please let me know if you'd like me to modify, expand or refine this copy in any way to best represent your vision and goals for the "Tell Me" experience. I'm happy to refine and revise the language as needed.</text:p>
      <text:p text:style-name="P3"/>
      <text:p text:style-name="P4"/>
      <text:h text:style-name="Heading_20_2" text:outline-level="2">Tell me more</text:h>
      <text:p text:style-name="Text_20_body"/>
      <text:p text:style-name="Text_20_body">Here are some additional details I can provide about the sample app copy:</text:p>
      <text:p text:style-name="Text_20_body"/>
      <text:p text:style-name="Text_20_body"><text:soft-page-break/>• The tone is friendly, helpful and non-technical to match the simplicity of just telling <text:s/>the app what's happening in your own words. I aimed for an inclusive, welcoming voice.</text:p>
      <text:p text:style-name="Text_20_body"/>
      <text:p text:style-name="Text_20_body">• The focus is on ease of use and clear communication - which form the foundation of effectively "handling the rest" and finding solutions for customers. <text:s/></text:p>
      <text:p text:style-name="Text_20_body"/>
      <text:p text:style-name="Text_20_body">• I kept the copy brief but specific, highlighting key benefits like simplicity, speed, 24/7 availability and personalized responses. These aspects speak to how "Tell Me" will make users' lives easier.</text:p>
      <text:p text:style-name="Text_20_body"/>
      <text:p text:style-name="Text_20_body">• The call to action of "just tell us" - reinforced throughout - captures the core concept behind the app's name by directly inviting users to simply convey their issue in their own words. <text:s text:c="2"/></text:p>
      <text:p text:style-name="Text_20_body"/>
      <text:p text:style-name="Text_20_body">• While not explicitly mentioned, the use of "we/us" in the copy implies a team approach - signifying customers will be communicating with and supported by real people, not just an automated system.</text:p>
      <text:p text:style-name="Text_20_body"/>
      <text:p text:style-name="Text_20_body">I'm happy to expand on any of these points or provide additional details about the reasoning behind specific lines or phrasing in the sample copy. I aimed to succinctly highlight the key benefits and value proposition that your "Tell Me" chat app offers users through:</text:p>
      <text:p text:style-name="Text_20_body"/>
      <text:p text:style-name="Text_20_body">• Simplicity <text:s/></text:p>
      <text:p text:style-name="Text_20_body">• Clear communication <text:s text:c="4"/></text:p>
      <text:p text:style-name="Text_20_body">• Fast responses and solutions <text:s text:c="3"/></text:p>
      <text:p text:style-name="Text_20_body">• A personalized, team-based approach <text:s text:c="6"/></text:p>
      <text:p text:style-name="Text_20_body">• An inclusive, helpful tone <text:s text:c="2"/></text:p>
      <text:p text:style-name="Text_20_body"/>
      <text:p text:style-name="Text_20_body">Please let me know if you would like me to modify, expand or rewrite aspects of the app copy in any way to best represent your vision and voice for "Tell Me." I'm happy to refine and revise the language as needed to fully capture your goals for the experience you want to provide users.</text:p>
      <text:p text:style-name="Text_20_body"/>
      <text:h text:style-name="P2" text:outline-level="1">nice, and the support team is not for a <text:s/>single company but for companies to use it as a solution for support</text:h>
      <text:p text:style-name="Text_20_body"/>
      <text:p text:style-name="Text_20_body">Here are some adjustments I would make to reflect that the support team is intended for multiple companies to use:</text:p>
      <text:p text:style-name="Text_20_body"/>
      <text:p text:style-name="Text_20_body">Connect with ease. <text:s text:c="2"/></text:p>
      <text:p text:style-name="Text_20_body">Get help or stay in touch from any company on our platform.</text:p>
      <text:p text:style-name="Text_20_body"/>
      <text:p text:style-name="Text_20_body">Text friends and family or reach out to one of our many 24/7 support teams when you need assistance.</text:p>
      <text:p text:style-name="Text_20_body"/>
      <text:p text:style-name="Text_20_body">Whether you're chatting with a friend, coordinating plans or seeking help from a company on our platform - the "Tell Me" experience is simple, supportive and effective for all your communication needs.</text:p>
      <text:p text:style-name="Text_20_body"/>
      <text:p text:style-name="Text_20_body">Just open the app, start a chat and tell us what's happening in your own words. Representatives from the <text:s/>companies you interact with on our platform or your closest contacts will be there to listen and respond quickly. <text:s/></text:p>
      <text:p text:style-name="Text_20_body"/>
      <text:p text:style-name="Text_20_body">Our mission is to make your life easier through clear and personalized communication - whether you're chatting with support teams from the companies you use or connecting with people that matter most to you.</text:p>
      <text:p text:style-name="Text_20_body"/>
      <text:p text:style-name="Text_20_body">So whether you need product advice, billing help, tech support or just someone to talk to - simply start a chat and a helpful person will be ready to assist.</text:p>
      <text:p text:style-name="Text_20_body"/>
      <text:p text:style-name="Text_20_body">You tell us what's going on. We'll connect you to the right support team or contact to find the best solution for you.</text:p>
      <text:p text:style-name="Text_20_body"/>
      <text:p text:style-name="Text_20_body">So go ahead, pull up the app and just tell us. Many 24/7 support teams along with your friends and family are available - all in one easy-to-use platform.</text:p>
      <text:p text:style-name="Text_20_body"/>
      <text:p text:style-name="Text_20_body"><text:soft-page-break/>Start a chat now with any company's support team or your contacts. <text:s text:c="5"/></text:p>
      <text:p text:style-name="Text_20_body"/>
      <text:p text:style-name="Text_20_body">[CHAT NOW BUTTON]</text:p>
      <text:p text:style-name="Text_20_body"/>
      <text:p text:style-name="Text_20_body">How does this updated copy work for you, now reflecting that the support is provided by multiple companies using the platform? I aimed to:</text:p>
      <text:p text:style-name="Text_20_body"/>
      <text:p text:style-name="Text_20_body">- Highlight that users can chat with support from any company <text:s text:c="2"/></text:p>
      <text:p text:style-name="Text_20_body">- Emphasize the overall simple, supportive experience across all chat purposes <text:s text:c="3"/></text:p>
      <text:p text:style-name="Text_20_body">- Capture the mission of providing clear communication and solutions through both customer supports teams and personal contacts</text:p>
      <text:p text:style-name="Text_20_body">- Still invite users to "just tell us" what they need and we'll connect them to the right support or contact</text:p>
      <text:p text:style-name="Text_20_body"/>
      <text:p text:style-name="Text_20_body">Please let me know if you'd like me to modify, expand or refine this copy in any way to fully align with your goals of providing a unified chat platform for both personal communication and customer support from multiple companies. I'm happy to continue iterating and revising the language as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07:50:06.156000000</meta:creation-date>
    <dc:date>2023-07-28T08:22:55.529000000</dc:date>
    <meta:editing-duration>PT32M48S</meta:editing-duration>
    <meta:editing-cycles>7</meta:editing-cycles>
    <meta:generator>LibreOffice/7.5.1.2$Windows_X86_64 LibreOffice_project/fcbaee479e84c6cd81291587d2ee68cba099e129</meta:generator>
    <meta:document-statistic meta:table-count="0" meta:image-count="0" meta:object-count="0" meta:page-count="5" meta:paragraph-count="71" meta:word-count="1264" meta:character-count="7443" meta:non-whitespace-character-count="6162"/>
  </office:meta>
</office:document-meta>
</file>